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3e8e3" officeooo:paragraph-rsid="00a963ba"/>
    </style:style>
    <style:style style:name="P91" style:family="paragraph" style:parent-style-name="Text_20_body">
      <style:text-properties officeooo:rsid="00a5b38a" officeooo:paragraph-rsid="00a5b38a"/>
    </style:style>
    <style:style style:name="P92" style:family="paragraph" style:parent-style-name="Text_20_body">
      <style:text-properties officeooo:rsid="00a76f3f" officeooo:paragraph-rsid="00a76f3f"/>
    </style:style>
    <style:style style:name="P93" style:family="paragraph" style:parent-style-name="Text_20_body">
      <style:text-properties officeooo:rsid="00a8058e" officeooo:paragraph-rsid="00a8058e"/>
    </style:style>
    <style:style style:name="P94" style:family="paragraph" style:parent-style-name="Text_20_body">
      <style:text-properties officeooo:rsid="00a963ba" officeooo:paragraph-rsid="00a963ba"/>
    </style:style>
    <style:style style:name="P95" style:family="paragraph" style:parent-style-name="Text_20_body">
      <style:text-properties officeooo:rsid="00aa16db" officeooo:paragraph-rsid="00aa16db"/>
    </style:style>
    <style:style style:name="P96" style:family="paragraph" style:parent-style-name="Text_20_body">
      <style:text-properties officeooo:rsid="00ad20d6" officeooo:paragraph-rsid="00ad20d6"/>
    </style:style>
    <style:style style:name="P97" style:family="paragraph" style:parent-style-name="Text_20_body">
      <style:text-properties officeooo:rsid="00aed8fb" officeooo:paragraph-rsid="00aed8fb"/>
    </style:style>
    <style:style style:name="P98" style:family="paragraph" style:parent-style-name="Text_20_body">
      <style:text-properties officeooo:rsid="00aed8fb" officeooo:paragraph-rsid="00aeefeb"/>
    </style:style>
    <style:style style:name="P99" style:family="paragraph" style:parent-style-name="Text_20_body">
      <style:text-properties officeooo:rsid="00af5a98" officeooo:paragraph-rsid="00af5a98"/>
    </style:style>
    <style:style style:name="P100" style:family="paragraph" style:parent-style-name="Text_20_body">
      <style:text-properties officeooo:rsid="00b07192" officeooo:paragraph-rsid="00b07192"/>
    </style:style>
    <style:style style:name="P101" style:family="paragraph" style:parent-style-name="Text_20_body">
      <style:text-properties officeooo:rsid="00b490a0" officeooo:paragraph-rsid="00b490a0"/>
    </style:style>
    <style:style style:name="P102" style:family="paragraph" style:parent-style-name="Text_20_body">
      <style:text-properties officeooo:rsid="00b4a064" officeooo:paragraph-rsid="00b4a064"/>
    </style:style>
    <style:style style:name="P103" style:family="paragraph" style:parent-style-name="Text_20_body">
      <style:text-properties officeooo:rsid="00b66a65" officeooo:paragraph-rsid="00b66a65"/>
    </style:style>
    <style:style style:name="P104" style:family="paragraph" style:parent-style-name="Text_20_body">
      <style:text-properties officeooo:rsid="00b7ffbc" officeooo:paragraph-rsid="00b7ffbc"/>
    </style:style>
    <style:style style:name="P105" style:family="paragraph" style:parent-style-name="Text_20_body">
      <style:text-properties officeooo:rsid="00b91837" officeooo:paragraph-rsid="00b91837"/>
    </style:style>
    <style:style style:name="P106" style:family="paragraph" style:parent-style-name="Text_20_body">
      <style:text-properties officeooo:rsid="00bad84b" officeooo:paragraph-rsid="00bad84b"/>
    </style:style>
    <style:style style:name="P107" style:family="paragraph" style:parent-style-name="Text_20_body">
      <style:text-properties officeooo:rsid="00b6594b" officeooo:paragraph-rsid="00b6594b"/>
    </style:style>
    <style:style style:name="P108" style:family="paragraph" style:parent-style-name="Text_20_body">
      <style:text-properties officeooo:rsid="00bbd257" officeooo:paragraph-rsid="00bbd257"/>
    </style:style>
    <style:style style:name="P109" style:family="paragraph" style:parent-style-name="Text_20_body">
      <style:text-properties officeooo:rsid="00bd96fa" officeooo:paragraph-rsid="00bd96fa"/>
    </style:style>
    <style:style style:name="P110" style:family="paragraph" style:parent-style-name="Text_20_body">
      <style:text-properties officeooo:rsid="00beeaa1" officeooo:paragraph-rsid="00beeaa1"/>
    </style:style>
    <style:style style:name="P111" style:family="paragraph" style:parent-style-name="Text_20_body">
      <style:text-properties officeooo:rsid="00bef192" officeooo:paragraph-rsid="00bef192"/>
    </style:style>
    <style:style style:name="P112" style:family="paragraph" style:parent-style-name="Text_20_body">
      <style:text-properties officeooo:rsid="00bfdb8e" officeooo:paragraph-rsid="00bfdb8e"/>
    </style:style>
    <style:style style:name="P113" style:family="paragraph" style:parent-style-name="Text_20_body">
      <style:text-properties officeooo:rsid="00c15aa7" officeooo:paragraph-rsid="00c15aa7"/>
    </style:style>
    <style:style style:name="P114" style:family="paragraph" style:parent-style-name="Text_20_body">
      <style:text-properties officeooo:rsid="00c444d8" officeooo:paragraph-rsid="00c444d8"/>
    </style:style>
    <style:style style:name="P115" style:family="paragraph" style:parent-style-name="Text_20_body">
      <style:text-properties officeooo:rsid="00c8bdfd" officeooo:paragraph-rsid="00c8bdfd"/>
    </style:style>
    <style:style style:name="P116" style:family="paragraph" style:parent-style-name="Text_20_body">
      <style:text-properties officeooo:rsid="00c8bdfd" officeooo:paragraph-rsid="00c9e32d"/>
    </style:style>
    <style:style style:name="P117" style:family="paragraph" style:parent-style-name="Text_20_body">
      <style:text-properties officeooo:rsid="00c9e32d" officeooo:paragraph-rsid="00c9e32d"/>
    </style:style>
    <style:style style:name="P118" style:family="paragraph" style:parent-style-name="Text_20_body">
      <style:text-properties officeooo:rsid="00cafa16" officeooo:paragraph-rsid="00cafa16"/>
    </style:style>
    <style:style style:name="P119" style:family="paragraph" style:parent-style-name="Text_20_body">
      <style:text-properties officeooo:rsid="00cb4aad" officeooo:paragraph-rsid="00cb4aad"/>
    </style:style>
    <style:style style:name="P120" style:family="paragraph" style:parent-style-name="Text_20_body">
      <style:text-properties officeooo:rsid="00cd4201" officeooo:paragraph-rsid="00cd4201"/>
    </style:style>
    <style:style style:name="P121" style:family="paragraph" style:parent-style-name="Text_20_body">
      <style:text-properties officeooo:rsid="00cf3401" officeooo:paragraph-rsid="00cf3401"/>
    </style:style>
    <style:style style:name="P122" style:family="paragraph" style:parent-style-name="Text_20_body">
      <style:text-properties officeooo:rsid="00cf8f6e" officeooo:paragraph-rsid="00cf8f6e"/>
    </style:style>
    <style:style style:name="P123" style:family="paragraph" style:parent-style-name="Text_20_body">
      <style:text-properties officeooo:rsid="00d11baf" officeooo:paragraph-rsid="00d3e3eb"/>
    </style:style>
    <style:style style:name="P124" style:family="paragraph" style:parent-style-name="Text_20_body">
      <style:text-properties officeooo:rsid="00d11baf" officeooo:paragraph-rsid="00d11baf"/>
    </style:style>
    <style:style style:name="P125" style:family="paragraph" style:parent-style-name="Text_20_body">
      <style:text-properties officeooo:rsid="00d24af3" officeooo:paragraph-rsid="00d24af3"/>
    </style:style>
    <style:style style:name="P126" style:family="paragraph" style:parent-style-name="Text_20_body">
      <style:text-properties officeooo:rsid="00d50a18" officeooo:paragraph-rsid="00d24af3"/>
    </style:style>
    <style:style style:name="P127" style:family="paragraph" style:parent-style-name="Text_20_body" style:list-style-name="L4">
      <style:text-properties officeooo:rsid="009a0393" officeooo:paragraph-rsid="009a0393"/>
    </style:style>
    <style:style style:name="P128" style:family="paragraph" style:parent-style-name="Text_20_body" style:list-style-name="L5">
      <style:text-properties officeooo:rsid="009a70d1" officeooo:paragraph-rsid="009a70d1"/>
    </style:style>
    <style:style style:name="P129" style:family="paragraph" style:parent-style-name="Text_20_body" style:list-style-name="L5">
      <style:text-properties officeooo:rsid="009a70d1" officeooo:paragraph-rsid="009b76c4"/>
    </style:style>
    <style:style style:name="P130" style:family="paragraph" style:parent-style-name="Text_20_body" style:list-style-name="L5">
      <style:text-properties officeooo:rsid="009b76c4" officeooo:paragraph-rsid="009b76c4"/>
    </style:style>
    <style:style style:name="P131" style:family="paragraph" style:parent-style-name="Text_20_body" style:list-style-name="L6">
      <style:text-properties officeooo:rsid="00aa16db" officeooo:paragraph-rsid="00aa16db"/>
    </style:style>
    <style:style style:name="P132" style:family="paragraph" style:parent-style-name="Text_20_body" style:list-style-name="L7">
      <style:text-properties officeooo:rsid="00bef192" officeooo:paragraph-rsid="00bef192"/>
    </style:style>
    <style:style style:name="P133" style:family="paragraph" style:parent-style-name="Text_20_body">
      <style:text-properties officeooo:rsid="00d11baf" officeooo:paragraph-rsid="00d11baf"/>
    </style:style>
    <style:style style:name="P134" style:family="paragraph" style:parent-style-name="Text_20_body">
      <style:text-properties officeooo:rsid="00d6d3d6" officeooo:paragraph-rsid="00d6d3d6"/>
    </style:style>
    <style:style style:name="P135" style:family="paragraph" style:parent-style-name="Text_20_body">
      <style:text-properties officeooo:rsid="00d8cfe2" officeooo:paragraph-rsid="00d8cfe2"/>
    </style:style>
    <style:style style:name="P136" style:family="paragraph" style:parent-style-name="Text_20_body">
      <style:text-properties officeooo:rsid="00da9462" officeooo:paragraph-rsid="00da9462"/>
    </style:style>
    <style:style style:name="P137" style:family="paragraph" style:parent-style-name="Text_20_body">
      <style:text-properties officeooo:rsid="00dcaed5" officeooo:paragraph-rsid="00dcaed5"/>
    </style:style>
    <style:style style:name="P138" style:family="paragraph" style:parent-style-name="Text_20_body">
      <style:text-properties officeooo:rsid="00dd927f" officeooo:paragraph-rsid="00dd927f"/>
    </style:style>
    <style:style style:name="P139" style:family="paragraph" style:parent-style-name="Standard" style:list-style-name="L1"/>
    <style:style style:name="P140" style:family="paragraph" style:parent-style-name="Standard" style:list-style-name="L1">
      <style:text-properties style:text-line-through-style="solid" style:text-line-through-type="single"/>
    </style:style>
    <style:style style:name="P141" style:family="paragraph" style:parent-style-name="Standard" style:list-style-name="L1">
      <style:text-properties style:text-line-through-style="solid" style:text-line-through-type="single" officeooo:rsid="002d2eb9" officeooo:paragraph-rsid="002d2eb9"/>
    </style:style>
    <style:style style:name="P142" style:family="paragraph" style:parent-style-name="Standard" style:list-style-name="L1">
      <style:text-properties officeooo:rsid="001f4f63" officeooo:paragraph-rsid="001f4f63"/>
    </style:style>
    <style:style style:name="P143" style:family="paragraph" style:parent-style-name="Standard" style:list-style-name="L2">
      <style:text-properties officeooo:paragraph-rsid="003dd29a"/>
    </style:style>
    <style:style style:name="P144" style:family="paragraph" style:parent-style-name="Standard" style:list-style-name="L2">
      <style:text-properties officeooo:rsid="003dd29a" officeooo:paragraph-rsid="003dd29a"/>
    </style:style>
    <style:style style:name="P145" style:family="paragraph" style:parent-style-name="Standard" style:list-style-name="L3">
      <style:text-properties officeooo:rsid="00925d0a" officeooo:paragraph-rsid="00925d0a"/>
    </style:style>
    <style:style style:name="P146" style:family="paragraph" style:parent-style-name="Contents_20_1">
      <style:paragraph-properties>
        <style:tab-stops>
          <style:tab-stop style:position="6.6929in" style:type="right" style:leader-style="dotted" style:leader-text="."/>
        </style:tab-stops>
      </style:paragraph-properties>
    </style:style>
    <style:style style:name="P147" style:family="paragraph" style:parent-style-name="Contents_20_2">
      <style:paragraph-properties>
        <style:tab-stops>
          <style:tab-stop style:position="6.6929in" style:type="right" style:leader-style="dotted" style:leader-text="."/>
        </style:tab-stops>
      </style:paragraph-properties>
    </style:style>
    <style:style style:name="P148" style:family="paragraph" style:parent-style-name="Heading_20_1" style:list-style-name=""/>
    <style:style style:name="P149" style:family="paragraph" style:parent-style-name="Heading_20_1">
      <style:text-properties officeooo:paragraph-rsid="001beb55"/>
    </style:style>
    <style:style style:name="P150" style:family="paragraph" style:parent-style-name="Heading_20_1">
      <style:text-properties officeooo:rsid="001dc64d" officeooo:paragraph-rsid="001dc64d"/>
    </style:style>
    <style:style style:name="P151" style:family="paragraph" style:parent-style-name="Heading_20_1">
      <style:text-properties officeooo:rsid="0062a782" officeooo:paragraph-rsid="0062a782"/>
    </style:style>
    <style:style style:name="P152" style:family="paragraph" style:parent-style-name="Heading_20_1">
      <style:text-properties officeooo:rsid="00954498" officeooo:paragraph-rsid="0097aee3"/>
    </style:style>
    <style:style style:name="P153" style:family="paragraph" style:parent-style-name="Heading_20_1">
      <style:text-properties officeooo:rsid="00954498" officeooo:paragraph-rsid="009a0393"/>
    </style:style>
    <style:style style:name="P154" style:family="paragraph" style:parent-style-name="Heading_20_1">
      <style:text-properties officeooo:rsid="00954498" officeooo:paragraph-rsid="00a03c2e"/>
    </style:style>
    <style:style style:name="P155" style:family="paragraph" style:parent-style-name="Heading_20_1">
      <style:text-properties officeooo:rsid="00954498" officeooo:paragraph-rsid="00aa16db"/>
    </style:style>
    <style:style style:name="P156" style:family="paragraph" style:parent-style-name="Heading_20_1">
      <style:text-properties officeooo:rsid="00954498" officeooo:paragraph-rsid="00bbd257"/>
    </style:style>
    <style:style style:name="P157" style:family="paragraph" style:parent-style-name="Heading_20_1">
      <style:text-properties officeooo:rsid="00954498" officeooo:paragraph-rsid="00bd96fa"/>
    </style:style>
    <style:style style:name="P158" style:family="paragraph" style:parent-style-name="Heading_20_1">
      <style:text-properties officeooo:rsid="00954498" officeooo:paragraph-rsid="00c444d8"/>
    </style:style>
    <style:style style:name="P159" style:family="paragraph" style:parent-style-name="Heading_20_1">
      <style:text-properties officeooo:rsid="00954498" officeooo:paragraph-rsid="00c8bdfd"/>
    </style:style>
    <style:style style:name="P160" style:family="paragraph" style:parent-style-name="Heading_20_1">
      <style:text-properties officeooo:rsid="00954498" officeooo:paragraph-rsid="00cb4aad"/>
    </style:style>
    <style:style style:name="P161" style:family="paragraph" style:parent-style-name="Heading_20_1">
      <style:text-properties officeooo:rsid="00954498" officeooo:paragraph-rsid="00cd4201"/>
    </style:style>
    <style:style style:name="P162" style:family="paragraph" style:parent-style-name="Heading_20_1">
      <style:text-properties officeooo:rsid="00954498" officeooo:paragraph-rsid="00d6d3d6"/>
    </style:style>
    <style:style style:name="P163" style:family="paragraph" style:parent-style-name="Heading_20_1">
      <style:paragraph-properties fo:break-before="page"/>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T63" style:family="text">
      <style:text-properties officeooo:rsid="00b0d5df"/>
    </style:style>
    <style:style style:name="T64" style:family="text">
      <style:text-properties officeooo:rsid="00b4a064"/>
    </style:style>
    <style:style style:name="T65" style:family="text">
      <style:text-properties officeooo:rsid="00bad84b"/>
    </style:style>
    <style:style style:name="T66" style:family="text">
      <style:text-properties officeooo:rsid="00beeaa1"/>
    </style:style>
    <style:style style:name="T67" style:family="text">
      <style:text-properties officeooo:rsid="00c15aa7"/>
    </style:style>
    <style:style style:name="T68" style:family="text">
      <style:text-properties officeooo:rsid="00c53518"/>
    </style:style>
    <style:style style:name="T69" style:family="text">
      <style:text-properties officeooo:rsid="00c5e781"/>
    </style:style>
    <style:style style:name="T70" style:family="text">
      <style:text-properties officeooo:rsid="00c9e32d"/>
    </style:style>
    <style:style style:name="T71" style:family="text">
      <style:text-properties officeooo:rsid="00ca4dd8"/>
    </style:style>
    <style:style style:name="T72" style:family="text">
      <style:text-properties officeooo:rsid="00cb4aad"/>
    </style:style>
    <style:style style:name="T73" style:family="text">
      <style:text-properties officeooo:rsid="00d11baf"/>
    </style:style>
    <style:style style:name="T74" style:family="text">
      <style:text-properties officeooo:rsid="00d3e3eb"/>
    </style:style>
    <style:style style:name="T75" style:family="text">
      <style:text-properties officeooo:rsid="00d5977e"/>
    </style:style>
    <style:style style:name="T76" style:family="text">
      <style:text-properties officeooo:rsid="00d694d6"/>
    </style:style>
    <style:style style:name="T77" style:family="text">
      <style:text-properties officeooo:rsid="00d8a951"/>
    </style:style>
    <style:style style:name="T78" style:family="text">
      <style:text-properties officeooo:rsid="00da9462"/>
    </style:style>
    <style:style style:name="T79" style:family="text">
      <style:text-properties officeooo:rsid="00db945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_Toc1084_187270813" text:style-name="Index_20_Link" text:visited-style-name="Index_20_Link">Code breakdown<text:tab/>2</text:a></text:p>
          <text:p text:style-name="P146"><text:a xlink:type="simple" xlink:href="#__RefHeading___Toc1086_187270813" text:style-name="Index_20_Link" text:visited-style-name="Index_20_Link">Simulation records<text:tab/>3</text:a></text:p>
          <text:p text:style-name="P146"><text:a xlink:type="simple" xlink:href="#__RefHeading___Toc1088_187270813" text:style-name="Index_20_Link" text:visited-style-name="Index_20_Link">Initial plans<text:tab/>4</text:a></text:p>
          <text:p text:style-name="P146"><text:a xlink:type="simple" xlink:href="#__RefHeading___Toc1090_187270813" text:style-name="Index_20_Link" text:visited-style-name="Index_20_Link">Brief outline<text:tab/>6</text:a></text:p>
          <text:p text:style-name="P146"><text:a xlink:type="simple" xlink:href="#__RefHeading___Toc1092_187270813" text:style-name="Index_20_Link" text:visited-style-name="Index_20_Link">Evodons<text:tab/>7</text:a></text:p>
          <text:p text:style-name="P146"><text:a xlink:type="simple" xlink:href="#__RefHeading___Toc1094_187270813" text:style-name="Index_20_Link" text:visited-style-name="Index_20_Link">20220817<text:tab/>7</text:a></text:p>
          <text:p text:style-name="P147"><text:a xlink:type="simple" xlink:href="#__RefHeading___Toc1096_187270813" text:style-name="Index_20_Link" text:visited-style-name="Index_20_Link">Char compression<text:tab/>8</text:a></text:p>
          <text:p text:style-name="P147"><text:a xlink:type="simple" xlink:href="#__RefHeading___Toc1098_187270813" text:style-name="Index_20_Link" text:visited-style-name="Index_20_Link">Regular dumping<text:tab/>8</text:a></text:p>
          <text:p text:style-name="P147"><text:a xlink:type="simple" xlink:href="#__RefHeading___Toc1100_187270813" text:style-name="Index_20_Link" text:visited-style-name="Index_20_Link">Phylogenetics<text:tab/>8</text:a></text:p>
          <text:p text:style-name="P147"><text:a xlink:type="simple" xlink:href="#__RefHeading___Toc1102_187270813" text:style-name="Index_20_Link" text:visited-style-name="Index_20_Link">Performance<text:tab/>9</text:a></text:p>
          <text:p text:style-name="P147"><text:a xlink:type="simple" xlink:href="#__RefHeading___Toc1104_187270813" text:style-name="Index_20_Link" text:visited-style-name="Index_20_Link">Variable input<text:tab/>9</text:a></text:p>
          <text:p text:style-name="P146"><text:a xlink:type="simple" xlink:href="#__RefHeading___Toc1106_187270813" text:style-name="Index_20_Link" text:visited-style-name="Index_20_Link">20220819<text:tab/>9</text:a></text:p>
          <text:p text:style-name="P146"><text:a xlink:type="simple" xlink:href="#__RefHeading___Toc1108_187270813" text:style-name="Index_20_Link" text:visited-style-name="Index_20_Link">20220908<text:tab/>9</text:a></text:p>
          <text:p text:style-name="P146"><text:a xlink:type="simple" xlink:href="#__RefHeading___Toc1110_187270813" text:style-name="Index_20_Link" text:visited-style-name="Index_20_Link">20220913<text:tab/>9</text:a></text:p>
          <text:p text:style-name="P146"><text:a xlink:type="simple" xlink:href="#__RefHeading___Toc1112_187270813" text:style-name="Index_20_Link" text:visited-style-name="Index_20_Link">20220915<text:tab/>10</text:a></text:p>
          <text:p text:style-name="P146"><text:a xlink:type="simple" xlink:href="#__RefHeading___Toc1114_187270813" text:style-name="Index_20_Link" text:visited-style-name="Index_20_Link">20220917<text:tab/>11</text:a></text:p>
          <text:p text:style-name="P146"><text:a xlink:type="simple" xlink:href="#__RefHeading___Toc1116_187270813" text:style-name="Index_20_Link" text:visited-style-name="Index_20_Link">20230529<text:tab/>11</text:a></text:p>
          <text:p text:style-name="P146"><text:a xlink:type="simple" xlink:href="#__RefHeading___Toc1118_187270813" text:style-name="Index_20_Link" text:visited-style-name="Index_20_Link">20230531<text:tab/>12</text:a></text:p>
          <text:p text:style-name="P146"><text:a xlink:type="simple" xlink:href="#__RefHeading___Toc1120_187270813" text:style-name="Index_20_Link" text:visited-style-name="Index_20_Link">20230602<text:tab/>13</text:a></text:p>
          <text:p text:style-name="P146"><text:a xlink:type="simple" xlink:href="#__RefHeading___Toc1122_187270813" text:style-name="Index_20_Link" text:visited-style-name="Index_20_Link">20230604<text:tab/>13</text:a></text:p>
          <text:p text:style-name="P146"><text:a xlink:type="simple" xlink:href="#__RefHeading___Toc1124_187270813" text:style-name="Index_20_Link" text:visited-style-name="Index_20_Link">20230727<text:tab/>15</text:a></text:p>
          <text:p text:style-name="P146"><text:a xlink:type="simple" xlink:href="#__RefHeading___Toc1551_184496331" text:style-name="Index_20_Link" text:visited-style-name="Index_20_Link">20230802<text:tab/>17</text:a></text:p>
          <text:p text:style-name="P146"><text:a xlink:type="simple" xlink:href="#__RefHeading___Toc1553_184496331" text:style-name="Index_20_Link" text:visited-style-name="Index_20_Link">20240303<text:tab/>18</text:a></text:p>
          <text:p text:style-name="P146"><text:a xlink:type="simple" xlink:href="#__RefHeading___Toc1555_184496331" text:style-name="Index_20_Link" text:visited-style-name="Index_20_Link">20240304<text:tab/>18</text:a></text:p>
          <text:p text:style-name="P146"><text:a xlink:type="simple" xlink:href="#__RefHeading___Toc5874_2014692744" text:style-name="Index_20_Link" text:visited-style-name="Index_20_Link">20240305<text:tab/>23</text:a></text:p>
          <text:p text:style-name="P146"><text:a xlink:type="simple" xlink:href="#__RefHeading___Toc1755_3534793005" text:style-name="Index_20_Link" text:visited-style-name="Index_20_Link">20240306<text:tab/>25</text:a></text:p>
          <text:p text:style-name="P146"><text:a xlink:type="simple" xlink:href="#__RefHeading___Toc1757_3534793005" text:style-name="Index_20_Link" text:visited-style-name="Index_20_Link">20240307<text:tab/>26</text:a></text:p>
          <text:p text:style-name="P146"><text:a xlink:type="simple" xlink:href="#__RefHeading___Toc1811_290031788" text:style-name="Index_20_Link" text:visited-style-name="Index_20_Link">20240309<text:tab/>27</text:a></text:p>
          <text:p text:style-name="P146"><text:a xlink:type="simple" xlink:href="#__RefHeading___Toc1835_798988190" text:style-name="Index_20_Link" text:visited-style-name="Index_20_Link">20240310<text:tab/>27</text:a></text:p>
          <text:p text:style-name="P146"><text:a xlink:type="simple" xlink:href="#__RefHeading___Toc1837_798988190" text:style-name="Index_20_Link" text:visited-style-name="Index_20_Link">20240311<text:tab/>28</text:a></text:p>
          <text:p text:style-name="P146"><text:a xlink:type="simple" xlink:href="#__RefHeading___Toc1880_4000552981" text:style-name="Index_20_Link" text:visited-style-name="Index_20_Link">20240315<text:tab/>29</text:a></text:p>
          <text:p text:style-name="P146"><text:a xlink:type="simple" xlink:href="#__RefHeading___Toc1928_2160648743" text:style-name="Index_20_Link" text:visited-style-name="Index_20_Link">20240316<text:tab/>29</text:a></text:p>
        </text:index-body>
      </text:table-of-content>
      <text:h text:style-name="P148" text:outline-level="1"/>
      <text:h text:style-name="P163"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149"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150"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1283848846" text:style-name="L1">
        <text:list-item>
          <text:p text:style-name="P140">Organise notes.</text:p>
        </text:list-item>
        <text:list-item>
          <text:p text:style-name="P140">Tidy code and package code.</text:p>
        </text:list-item>
        <text:list-item>
          <text:p text:style-name="P140">Try 2-char/1-char compression of genome (excluding numbers and accounting for row.)</text:p>
        </text:list-item>
        <text:list-item>
          <text:p text:style-name="P140">See if splitting string into list of ints and maybe substrings helps (Compression of 4x expected? 8-bit char to 4-bit digit?)</text:p>
        </text:list-item>
        <text:list-item>
          <text:p text:style-name="P139">Regular dumping of strain genome.</text:p>
        </text:list-item>
        <text:list-item>
          <text:p text:style-name="P142">Phylogenetics</text:p>
        </text:list-item>
        <text:list-item>
          <text:p text:style-name="P141">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807802351" text:style-name="L2">
        <text:list-item>
          <text:p text:style-name="P144">NCB: Non-Compiled Browse file, a database file used with Visual Studio</text:p>
        </text:list-item>
        <text:list-item>
          <text:p text:style-name="P143"><text:span text:style-name="T9">SLN: Solution file, </text:span>contain<text:span text:style-name="T9">s</text:span> information about the project environment and the state of the project </text:p>
        </text:list-item>
        <text:list-item>
          <text:p text:style-name="P144">SUO: Solution User Operations file, used to store user preferences in Visual Studio</text:p>
        </text:list-item>
        <text:list-item>
          <text:p text:style-name="P144">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51"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2261679481" text:style-name="L3">
        <text:list-item>
          <text:p text:style-name="P145">convert_binary_to_base4(): Function to convert from binary to base-4, so as to retain 2's complement.<text:line-break/>No need with arbitrary element length.</text:p>
        </text:list-item>
        <text:list-item>
          <text:p text:style-name="P145">convert_b4_to_decimal()</text:p>
        </text:list-item>
        <text:list-item>
          <text:p text:style-name="P145">convert_b4_to_intstr()</text:p>
        </text:list-item>
        <text:list-item>
          <text:p text:style-name="P145">convert_kforth_to_base4()</text:p>
        </text:list-item>
        <text:list-item>
          <text:p text:style-name="P145">convert_base4_to_kforth()</text:p>
        </text:list-item>
        <text:list-item>
          <text:p text:style-name="P145">convert_base4_to_nucleotide()<text:line-break/>No need, can retrieve from past versions.</text:p>
        </text:list-item>
        <text:list-item>
          <text:p text:style-name="P145">convert_nucleotide_to_base4()</text:p>
        </text:list-item>
        <text:list-item>
          <text:p text:style-name="P145">join_genome_for_msa()</text:p>
        </text:list-item>
        <text:list-item>
          <text:p text:style-name="P145">convert_base4_to_aaff(): Convert keywords to AA-FF for storage. </text:p>
        </text:list-item>
        <text:list-item>
          <text:p text:style-name="P145">store_aaff(): Converts AAFF list to string.</text:p>
        </text:list-item>
        <text:list-item>
          <text:p text:style-name="P145">retrieve_aaff(): Converts AAFF string to list.</text:p>
        </text:list-item>
        <text:list-item>
          <text:p text:style-name="P145">convert_aaff_to_base4()</text:p>
        </text:list-item>
        <text:list-item>
          <text:p text:style-name="P145">convert_aaff_to_xascii(): Convert list of AAFF to Extended ASCII.<text:line-break/>No need because minimal space savings for a lot of complexity.</text:p>
        </text:list-item>
        <text:list-item>
          <text:p text:style-name="P145">unspool_aaff_for_msa(): Single function to convert chosen AAFF strings into nucleotide sequences for MSA.</text:p>
        </text:list-item>
        <text:list-item>
          <text:p text:style-name="P145">check_input_files(): This function is used for variable inputs. May print ‘Mismatch in EVOLVE and PHASCII detected’.</text:p>
        </text:list-item>
        <text:list-item>
          <text:p text:style-name="P145">translate_aaff_to_kforth<text:span text:style-name="T42">(): To eyeball the genome. Returns kforth_string.</text:span></text:p>
        </text:list-item>
        <text:list-item>
          <text:p text:style-name="P145">split_kforth_to_read<text:span text:style-name="T42">(): Split aaff_string into kforth_rows_list for readability.</text:span></text:p>
        </text:list-item>
        <text:list-item>
          <text:p text:style-name="P145">fix_negnum_in_aaff<text:span text:style-name="T42">(): Fix negative numbers in strain_genome_015 as they were far too large.<text:line-break/>No need because it was to implement a hotfix.</text:span></text:p>
        </text:list-item>
        <text:list-item>
          <text:p text:style-name="P145">save_aaff_to_fasta<text:span text:style-name="T42">()</text:span></text:p>
        </text:list-item>
        <text:list-item>
          <text:p text:style-name="P145">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52"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53"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128671504" text:style-name="L4">
        <text:list-item>
          <text:p text:style-name="P127">memory </text:p>
        </text:list-item>
        <text:list-item>
          <text:p text:style-name="P127">save </text:p>
        </text:list-item>
        <text:list-item>
          <text:p text:style-name="P127">hashlife </text:p>
        </text:list-item>
        <text:list-item>
          <text:p text:style-name="P127">optimize </text:p>
        </text:list-item>
        <text:list-item>
          <text:p text:style-name="P127">save size </text:p>
        </text:list-item>
        <text:list-item>
          <text:p text:style-name="P127"><text:soft-page-break/>lag </text:p>
        </text:list-item>
        <text:list-item>
          <text:p text:style-name="P127">slow </text:p>
        </text:list-item>
        <text:list-item>
          <text:p text:style-name="P127">generation </text:p>
        </text:list-item>
        <text:list-item>
          <text:p text:style-name="P127">memoization </text:p>
        </text:list-item>
        <text:list-item>
          <text:p text:style-name="P127">algorithm </text:p>
        </text:list-item>
        <text:list-item>
          <text:p text:style-name="P127">snapshots </text:p>
        </text:list-item>
        <text:list-item>
          <text:p text:style-name="P127">merge </text:p>
        </text:list-item>
        <text:list-item>
          <text:p text:style-name="P127">git </text:p>
        </text:list-item>
        <text:list-item>
          <text:p text:style-name="P127">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703720133" text:style-name="L5">
        <text:list-item>
          <text:p text:style-name="P128">struct ORGANIC[N]</text:p>
        </text:list-item>
        <text:list-item>
          <text:p text:style-name="P128">struct BARRIER[N]</text:p>
        </text:list-item>
        <text:list-item>
          <text:p text:style-name="P128">struct ER </text:p>
        </text:list-item>
        <text:list-item>
          <text:p text:style-name="P128">struct KFMO</text:p>
        </text:list-item>
        <text:list-item>
          <text:p text:style-name="P128">struct SPORE</text:p>
        </text:list-item>
        <text:list-item>
          <text:p text:style-name="P128">struct CELL</text:p>
        </text:list-item>
        <text:list-item>
          <text:p text:style-name="P128">struct ORGANISM</text:p>
        </text:list-item>
        <text:list-item>
          <text:p text:style-name="P128">struct KEYLIST </text:p>
        </text:list-item>
        <text:list-item>
          <text:p text:style-name="P128">struct PLAYER</text:p>
        </text:list-item>
        <text:list-item>
          <text:p text:style-name="P128">struct UNIVERSE</text:p>
        </text:list-item>
        <text:list-item>
          <text:p text:style-name="P128">UNIVERSE</text:p>
        </text:list-item>
        <text:list-item>
          <text:p text:style-name="P128">ER</text:p>
        </text:list-item>
        <text:list-item>
          <text:p text:style-name="P128">KFMO</text:p>
        </text:list-item>
        <text:list-item>
          <text:p text:style-name="P128">BARRIER *10</text:p>
        </text:list-item>
        <text:list-item>
          <text:p text:style-name="P128">KEYLIST</text:p>
        </text:list-item>
        <text:list-item>
          <text:p text:style-name="P128">ORGANIC</text:p>
        </text:list-item>
        <text:list-item>
          <text:p text:style-name="P130">SPORE</text:p>
        </text:list-item>
        <text:list-item>
          <text:p text:style-name="P129">ORGANISM</text:p>
        </text:list-item>
        <text:list-item>
          <text:p text:style-name="P129">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54"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3"><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4">(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1">It is on one hand desolation, but also supreme domination by grey (yellow?) goo. So I think I’ll move onto the next run with trepidation.</text:p>
      <text:p text:style-name="P91">///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2">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2">I will highlight the surprising range of morphologies. Other than the yellow goo itself, there are single cells, horizontal lines and plain blobs. I guess the body plan is not really that complicated, all things considered.</text:p>
      <text:p text:style-name="P92"><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2"><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3">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3">There are a few stages then in population growth: Exponential growth, plateau, drop, organic debris, clearing of debris. It’s a cycle, and I expect that there’s much nuance in each of these steps.</text:p>
      <text:p text:style-name="P90">002_00<text:span text:style-name="T55">4</text:span>: Repeat of 002, run in GUI <text:span text:style-name="T59">for 10s.</text:span></text:p>
      <text:p text:style-name="P97"><text:span text:style-name="T54">002_00</text:span>5: Repeat of 002, run in GUI for 10s at normal speed</text:p>
      <text:p text:style-name="P97"><text:span text:style-name="T54">002_00</text:span>6: Repeat of 005, fast speed</text:p>
      <text:h text:style-name="P155" text:outline-level="1"><text:bookmark-start text:name="__RefHeading___Toc1755_3534793005"/>20240306<text:bookmark-end text:name="__RefHeading___Toc1755_3534793005"/></text:h>
      <text:p text:style-name="P95">The goal of re-packaging is to firstly to clearly divide the various main data extraction steps, and then to remove experimental functions.</text:p>
      <text:list xml:id="list616603959" text:style-name="L6">
        <text:list-item>
          <text:p text:style-name="P131">Read paths from TXT file? <text:span text:style-name="T60">Plain line-by-line declaration seems to be acceptable. Either use global variables or class variables. Or is there a better way entirely?<text:line-break/>I asked in the Emerging Researchers in Alife discord, and seems like the ways are to just keep the long chunk of text, or store them in a config file to prevent accidentally changing them.<text:line-break/>However, a lot of my paths are assembled from set_num and run_num. Perhaps that needs a function?</text:span></text:p>
        </text:list-item>
        <text:list-item>
          <text:p text:style-name="P131">examine_book_of_life()</text:p>
        </text:list-item>
        <text:list-item>
          <text:p text:style-name="P131">simulate_universe()</text:p>
        </text:list-item>
        <text:list-item>
          <text:p text:style-name="P131">driver()</text:p>
        </text:list-item>
        <text:list-item>
          <text:p text:style-name="P131">Peruse the book_of_life.</text:p>
        </text:list-item>
        <text:list-item>
          <text:p text:style-name="P131">get_phylogeny<text:span text:style-name="T60">() and draw_phylogeny(): </text:span>Plot phylogenetic graph</text:p>
        </text:list-item>
      </text:list>
      <text:p text:style-name="P96">I’ve tidied things up. <text:span text:style-name="T61">I’ll hold onto the base4 format for now, but with the GlobalAlignment package I shouldn’t need it any more. I guess this can be counted as deprecated.</text:span></text:p>
      <text:p text:style-name="P97">I also considered representing numbers in hexadecimal rather than decimal, but I don’t think it’s really worth the character savings for each power.</text:p>
      <text:p text:style-name="P98"><text:soft-page-break/>// <text:span text:style-name="T62">I’m trying to run simulate_universe(), but it seems that there was a step I didn’t record which was to place the TXT and EVOLVE files for big_bang_0 into the run folder. I should have automated that. I guess I didn’t because I don’t know up front what savefile I’d start with.</text:span></text:p>
      <text:p text:style-name="P99">Also have to keep adding dicts as input parameters for the genome_handler functions. Now the next issue is why the PHASCIIs keep piling up. Why is the filename different?</text:p>
      <text:p text:style-name="P100">I found a hardcoded ‘1’ in line 176. After fixing that... the filenames still end with ‘1’ after the first file.</text:p>
      <text:p text:style-name="P100">Anyway, that was unrelated to the flurry of PHASCIIs. That is controlled by the ‘express’ parameter. So no need to worry about that any more.</text:p>
      <text:p text:style-name="P100">The in-built timer also helps a lot with performance testing. Past me was cleverer than I expected.</text:p>
      <text:p text:style-name="P102">Sadly, my functions slow down simulation quite a lot:</text:p>
      <text:p text:style-name="P100">// <text:span text:style-name="T63">I’m also really feeling the pain of testing different runs now. Every time I change the run number, I have to create a new console tab and reload everything. </text:span></text:p>
      <text:p text:style-name="P101">I’ve decided to write a function to automate it, so I can choose when to enable/disable it.</text:p>
      <text:p text:style-name="P101">// Changed terminology from ‘set’ to ‘group’, to avoid confusion with getting/setting. In machine learning they use epochs I think. Then training set, <text:span text:style-name="T64">validation set and test set. ‘Batch’ is already used in ‘batch utility’.</text:span></text:p>
      <text:p text:style-name="P101">// <text:span text:style-name="T64">With this firmer foundation, I’m going to try caching common genomes. The progenitor will definitely be stored first, and then I’ll try a threshold of 5. Most likely I’ll use this on the final PHASCII. Not much sense to add this to the execution.</text:span></text:p>
      <text:p text:style-name="P103">This will affect the book_of_life as well. This means I need a way to detect if a genome has been cached.</text:p>
      <text:p text:style-name="P104">For now, let’s work with sfgen_dict from load_strain_genome(path_sgen). Or perhaps better to try bgen_df.Genome? </text:p>
      <text:p text:style-name="P105">translate_aaff_to_kforth() is broken because of the dicts... Oh gosh this will be annoying to change. So far I’ve been able to transfer functions or variables back and forth, but now we’re truly seeing a dict that is needed both in evolve_executor_00.py and a package. I moved the dicts back to genome_handler.py, and then added path_workdir and imported a couple of packages from os.</text:p>
      <text:p text:style-name="P106">Funny thing is I meant to go by chronological order, but df.value_counts() was so convenient that I switched to that instead.</text:p>
      <text:p text:style-name="P107">Next step would be to compare <text:span text:style-name="T65">between </text:span>timesteps.</text:p>
      <text:h text:style-name="P156" text:outline-level="1"><text:bookmark-start text:name="__RefHeading___Toc1757_3534793005"/>20240307<text:bookmark-end text:name="__RefHeading___Toc1757_3534793005"/></text:h>
      <text:p text:style-name="P108">I tried caching genomes and while the compression ratio can be 60-70%, it’s still not as much as I expected on reflection. Probably this becomes relevant for massive data usage, but then I’d be hoping for greater compression then.</text:p>
      <text:p text:style-name="P108">// Consider using pathlib.Path.</text:p>
      <text:p text:style-name="P108"><text:soft-page-break/>// I can’t remember what I was going to say but it was really important. Another important point is that I should write a minimal version of simulate_universe() without all the data recording. So really just manipulating BAT files.</text:p>
      <text:h text:style-name="P157" text:outline-level="1"><text:bookmark-start text:name="__RefHeading___Toc1811_290031788"/>2024030<text:span text:style-name="T66">9</text:span><text:bookmark-end text:name="__RefHeading___Toc1811_290031788"/></text:h>
      <text:p text:style-name="P109">I just tried converting a PHASCII into an EVOLVE universe and it worked. However, I would like to verify that they behave identically. Because there is already a size difference between the EVOLVE and PHASCII. At least the test conversion worked. I was worried that creating the PHASCII involved some sort of irreversible transformation.</text:p>
      <text:p text:style-name="P110">But the second round of exporting generates a PHASCII with the same size, and apparently the same content as well. I don’t really know a way to comprehensively test this, but I’ll try with some of the longer runs.</text:p>
      <text:p text:style-name="P110">For 001_030, the converted universe takes a long time to open. But it does open.</text:p>
      <text:p text:style-name="P111">Let me jump ahead to one application: If excessive memory usage slows down the simulation, is it possible to run garbage collection on unneeded memory? For example, in tracking the number of dead organisms. But there doesn’t seem to be any memory spent on a dead organism. </text:p>
      <text:p text:style-name="P111">Memory Usage:</text:p>
      <text:list xml:id="list508711464" text:style-name="L7">
        <text:list-item>
          <text:p text:style-name="P132">Grid (Memory, same for the other types)</text:p>
        </text:list-item>
        <text:list-item>
          <text:p text:style-name="P132">Call Stack</text:p>
        </text:list-item>
        <text:list-item>
          <text:p text:style-name="P132">Data Stack</text:p>
        </text:list-item>
        <text:list-item>
          <text:p text:style-name="P132">Program</text:p>
        </text:list-item>
        <text:list-item>
          <text:p text:style-name="P132">Organism</text:p>
        </text:list-item>
        <text:list-item>
          <text:p text:style-name="P132">Spore</text:p>
        </text:list-item>
        <text:list-item>
          <text:p text:style-name="P132">Total (Sum doesn’t match with file size)</text:p>
        </text:list-item>
      </text:list>
      <text:p text:style-name="P112">In other words, there’s not much optimisation to do here.</text:p>
      <text:p text:style-name="P112">Instead, this might possibly allow me to select organisms on genome length.</text:p>
      <text:p text:style-name="P112"/>
      <text:p text:style-name="P112">// Deprecate conversion functions and dicts in formats besides KFORTH and AAFF.</text:p>
      <text:p text:style-name="P112">// Switch to relative pathing <text:span text:style-name="T67">with Pathlib. I was confused on the difference between ‘..’ and ‘.’ for a bit long... </text:span></text:p>
      <text:p text:style-name="P113">Anyway this should help make the code work on multiple platforms.</text:p>
      <text:h text:style-name="P158" text:outline-level="1"><text:bookmark-start text:name="__RefHeading___Toc1835_798988190"/>20240310<text:bookmark-end text:name="__RefHeading___Toc1835_798988190"/></text:h>
      <text:p text:style-name="P114">All the code tidying paid off. It is now easily apparent how I can disable data collection to run only the batch utility steps of simulate_universe(). The initial results show ~3-4x speed up. Based on Runs 002_016, 002_007 and 002_002, execution is slowed 3x by simulate_universe() itself, then <text:soft-page-break/>another 3x by data collection. Increasing the temporal resolution with simulate_universe() is probably unavoidable for the initial testing phase for my tools. </text:p>
      <text:p text:style-name="P114">In the next scaling-up phase, I’d probably have to resort to the max timestep length of 1000 to explore deep time simulations. With my current workstation, it’s not going to be feasible to run simulations into the millions of steps within any quick period of time. This is where the single-board microcontrollers might have to come in. There is precedent: KJS used a separate device to run his Year of Alife.</text:p>
      <text:p text:style-name="P114">What I’m trying to say that 3x slowdown for data collection sounds excessive. <text:span text:style-name="T68">So now I know where to focus my efforts.</text:span></text:p>
      <text:p text:style-name="P114">// <text:span text:style-name="T69">Death_step is calculated using the popn_genome dict. I think it’s meant to be a snapshot, but I technically just need to capture the orgids only. The rest can be re-constructed. There was some confusion with -1 as the death-step plus a longer book_of_life and strain_genome, but it was fixed by strictly creating a new console for each run.</text:span></text:p>
      <text:h text:style-name="P159" text:outline-level="1"><text:bookmark-start text:name="__RefHeading___Toc1837_798988190"/>20240311<text:bookmark-end text:name="__RefHeading___Toc1837_798988190"/></text:h>
      <text:p text:style-name="P116">I tried executing runs on the laptop, but need_for_speed took too long. So I whittled down the genome of big_bang’s progenitor into a single code block, and fiddled around with sizes trying to get the smol.evolve progenitor to work. It was very scientific: Desperate trial-and-error while furiously considering why the progenitor kept sputtering and dying within a few steps. But it seemed that after I managed to get it running in larger universes, the smaller universes managed to get going too. </text:p>
      <text:p text:style-name="P115">(This is kind of what morphic resonance theory is about, isn’t it? Some external memory getting used to a new kind of scenario. I suppose nobody else has done this even in the old fan community. But testing that requires a whole new experimental setup.)</text:p>
      <text:p text:style-name="P115">Anyway, smol.evolve has a 100-block diameter circle, but smol02.evolve has a 50-block diameter circle. I painstakingly typed in each block by hand while referring to Plotz, and then added a few more blocks to stop organisms slipping through diagonal cracks.</text:p>
      <text:p text:style-name="P115">It went very far, past 1M steps. I was going to say that it was a success until I actually opened smol02.evolve and found yellow goo again. Still, I did observe genome extension in smol.evolve so that’s something I can tweak.</text:p>
      <text:p text:style-name="P117">By the way, running smol02_1e06.evolve past the yellow goo attempts in the south eventually creates something like white noise. It’s not actually due to any single formula, but the gestalt appearance of the entire spatially-constrained population. <text:span text:style-name="T71">Regardless, it’s a hypnotic sight.</text:span></text:p>
      <text:p text:style-name="P115">// <text:span text:style-name="T70">I’m currently pondering how exactly I can remove organisms from the PHASCII itself. It’s quite involved so I’ll work on that tomorrow.</text:span></text:p>
      <text:p text:style-name="P115">// <text:span text:style-name="T70">Might also re-organise this notebook itself as dates shouldn’t be the top heading. Otherwise there’s going to be a lot of headings the more I work on this.</text:span></text:p>
      <text:p text:style-name="P118">I also re-organised the archives by adding /Data and /Universes.</text:p>
      <text:h text:style-name="P160" text:outline-level="1"><text:bookmark-start text:name="__RefHeading___Toc1880_4000552981"/><text:soft-page-break/>20240315<text:bookmark-end text:name="__RefHeading___Toc1880_4000552981"/></text:h>
      <text:p text:style-name="P119">I’ve ran smol02.evolve till timestep=200,000 over the past few days. Though when I tried to run it till yellow goo, I didn’t see anything. Oh never mind, I mixed up Born with Steps. At 50 steps/interval, it’s going to take a while.</text:p>
      <text:p text:style-name="P119">I also collated the strain_genomes and books_of_life from runs 27-32, and then collated Run_033’s exports separately. That was more involved. Then I also had to tweak the columns to fit the Evorg format, and then add a dummy 0<text:span text:style-name="T2">th</text:span> row. The track_phylogeny.py package struggled to draw a diagram of 1K organisms, and it’s chugging slowly for 10K organisms.</text:p>
      <text:p text:style-name="P120">While checking the eventual fate of smol02.evolve again, I began adjusting the deletion rate (while zeroing the other rates) to find out what was the max survivable deletion rate was. It’s around 49%, more or less. It also showed me an even more minimal genome. That’s the beauty of a good setup, the solution just kind of arises by itself.</text:p>
      <text:h text:style-name="P161" text:outline-level="1"><text:bookmark-start text:name="__RefHeading___Toc1928_2160648743"/>20240316<text:bookmark-end text:name="__RefHeading___Toc1928_2160648743"/></text:h>
      <text:p text:style-name="P120">I finally began playing around with phylogenetics again. Well, technically it’s just genealogies. Anyway, I figured out how to expand the plot size for more readable snapshots: Just input fsize into plt.show(). The plots become quite large though, which is to be expected.</text:p>
      <text:p text:style-name="P120">I then tried to feed specific lines of descent into tphy.draw_phylogeny(), but the problem is that the values in the ancestor_list column eventually are not included in the index. So I might have to create dummy values for the missing indices?</text:p>
      <text:p text:style-name="P120">// I have a plan for running large runs quickly: Parallelise the process. I’ve checked that <text:span text:style-name="T72">smol02.evolve </text:span>indeed runs the same from timestep=200K to 300K, and it eventually ends at 1.3M. So while I’m running to 400K, I can skip ahead and run that endpoint to 500K.</text:p>
      <text:p text:style-name="P121">I’m basing this on how I can run multiple consoles in Spyder without any issue. The real test of course is whether the runtime is affected in the first console. For now I can eyeball the first few intervals in that console and see if they lengthen after starting the second console.</text:p>
      <text:p text:style-name="P125">The intervals were ~2m30s, but have lengthened to 4m in the first console. The second console also has intervals of similar duration. That’s not promising. Now I’ll terminate the second console and see what happens to the first console. <text:span text:style-name="T74">It’s still slow, so I might as well continue running the second console</text:span>. Still... some slowdown would be acceptable as long as runtime for multiple consoles was less than their combined individual runtimes. And if Spyder isn’t fast enough, then maybe another console might be better, like Jupyter. </text:p>
      <text:p text:style-name="P125">I think Jupyter can use cloud computing resources, but maybe I’m mixing it up with Google Colab. <text:span text:style-name="T74">Yes, Google Colab is built on Jupyter.</text:span> And I still don’t quite understand what is the hardware bottleneck for this code. That reminds me that there is likely still much to optimise in terms of the code. <text:span text:style-name="T74">I went down a rabbithole on why Google Colab is free: https://www.reddit.com/r/MachineLearning/comments/liiqxr/d_why_is_google_colab_free/. The gist of it is that the action might be bad for other competitors, but it’s good for consumers, for now. But I still don’t know if there’s any benefit to my project. I’ll have to really dig deep into it.</text:span></text:p>
      <text:p text:style-name="P126"><text:soft-page-break/>The speed-up process should look something like this: Algorithm -&gt; Language -&gt; Hardware -&gt; Assembly. Switching between each stage might result in different combinations as well I think.</text:p>
      <text:p text:style-name="P122">If this works, it’s not exactly a genius idea, but then again I’ve ruminated on this project long enough that I can kind of see the low-hanging fruit. The real innovation was <text:span text:style-name="T73">re-</text:span>structuring the code to allow for these insights to easily surface.</text:p>
      <text:p text:style-name="P123">Also, I would finally have to confront the issue of path handling. After all, I’d be creating multiple run folders at the same time, so it would be nice to have a single function to populate them all. Running them all would be kind of meta – asking Spyder to manipulate itself. That doesn’t seem like a problem people have tackled. Rather, they use bash to automatically run python scripts. I can see the whole process laid out before me. Finally, a tractable way to cover the expanses of time.</text:p>
      <text:p text:style-name="P124">// <text:span text:style-name="T76">Add a function to read contents of Evolve-Archives, since it’s not practical to run version control on the large files directly. Run it automatically in evex_00.py</text:span></text:p>
      <text:p text:style-name="P124">// <text:span text:style-name="T75">It’s finally time to optimise with cProfile. I’ve saved a separate spreadsheet with the breakdown as of this date.</text:span></text:p>
      <text:h text:style-name="P162" text:outline-level="1">20240317</text:h>
      <text:p text:style-name="P134">Based on cProfile, one of the bottlenecks is os.system() AKA nt.system(). I’m not too sure how to get past this, maybe parallelisation. But that would involve totally re-structuring my current code.</text:p>
      <text:p text:style-name="P134">Sorting by ncalls, str.replace() and str.isdigit() make millions of calls with minor impact, so they’re not my priority to solve.</text:p>
      <text:p text:style-name="P134">I don’t understand why evex_00.py itself is a bottleneck though, maybe due to imports? But I’ve already compiled the functions and imported the packages. Nvm, it’s referring to a list comprehension in line 174.</text:p>
      <text:p text:style-name="P134">for rmvb in removables: phas = [r.replace(rmvb, "") for r in phas]</text:p>
      <text:p text:style-name="P134">Though simulate_universe() itself does appear as a minor bottleneck. <text:span text:style-name="T77">So I’m going to add some lines to run cProfile internally within the function: </text:span><text:a xlink:type="simple" xlink:href="https://stackoverflow.com/questions/21274898/python-getting-meaningful-results-from-cprofile" text:style-name="Internet_20_link" text:visited-style-name="Visited_20_Internet_20_Link"><text:span text:style-name="T77">https://stackoverflow.com/questions/21274898/python-getting-meaningful-results-from-cprofile</text:span></text:a></text:p>
      <text:p text:style-name="P135">The results are mostly the same. The main culprit is still os.system(). My hope is that I can choose a better function or parallelise the execution of BAT files. Otherwise, the problem might lie in the execution of the BAT file itself, which would be much harder to work around. I guess I could try replacing os.system with subprocess.<text:span text:style-name="T78">call(). That didn’t work. It just hung at the first BAT. Same with subprocess.run(). Seems like they need to wait for the process to finish before continuing.</text:span></text:p>
      <text:p text:style-name="P136">So I used subprocess.Popen(), and it’s fast. So fast that it runs before the next BAT is generated leading to a FileNotFoundError. This is the same issue I had on the laptop. At the time, a failed solution was using try-except to force it to execute. The code broke in other ways. This time, I think running several batch files at once is the better way forward. It will generate a lot of intermediate files. It will change the code dramatically. So I think I’ll have to package simulate_universe() before attempting the re-write.</text:p>
      <text:p text:style-name="P136">A workaround might be to pre-generate a bunch of batch files first, then run them one-by-one within the batch. Then as it nears the end, generate a new bunch. Or alternatively, due to the small <text:soft-page-break/>size of each BAT (~200 bytes), it might be feasible to <text:span text:style-name="T79">generate all at once? No, that’s not feasible in the long run. I’d encounter the bunch problem again. I think it’s a better way to approach the batch execution step, and also counts as a step towards parallelisation as well.</text:span></text:p>
      <text:p text:style-name="P137">How to determine the bunch size then? Maybe max of 100 (~20 KB)? Actually, I mixed up MB and KB, so I might just opt for the naive solution of generating them all at once. 1M BATs has a size of ~200 MB (0.2 GB). Currently it takes me 8 hours to run 100K steps. </text:p>
      <text:p text:style-name="P138">Vexing error: Input and output filenames were the same. Realised that the dict was not being replaced, but appended to with the different filen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17T22:33:56.707000000</dc:date>
    <meta:editing-duration>P4DT19H34M6S</meta:editing-duration>
    <meta:editing-cycles>95</meta:editing-cycles>
    <meta:generator>LibreOffice/6.1.6.3$Windows_X86_64 LibreOffice_project/5896ab1714085361c45cf540f76f60673dd96a72</meta:generator>
    <meta:document-statistic meta:table-count="0" meta:image-count="0" meta:object-count="0" meta:page-count="31" meta:paragraph-count="644" meta:word-count="13093" meta:character-count="78726" meta:non-whitespace-character-count="65742"/>
  </office:meta>
</office:document-meta>
</file>